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JavaFileObjectTests.getCharContentReturns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JavaFileObjectTests.getUriReturn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